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8441195F5D.png" manifest:media-type="image/png"/>
  <manifest:file-entry manifest:full-path="Pictures/100002010000064000000384C41DD313.png" manifest:media-type="image/png"/>
  <manifest:file-entry manifest:full-path="Pictures/10000201000006400000038481CB0DFC.png" manifest:media-type="image/png"/>
  <manifest:file-entry manifest:full-path="Pictures/1000020100000640000003847B5408E4.png" manifest:media-type="image/png"/>
  <manifest:file-entry manifest:full-path="Pictures/100002010000064000000384E40884AF.png" manifest:media-type="image/png"/>
  <manifest:file-entry manifest:full-path="Pictures/100002010000064000000384145D5CCB.png" manifest:media-type="image/png"/>
  <manifest:file-entry manifest:full-path="Pictures/100002010000064000000384780D2059.png" manifest:media-type="image/png"/>
  <manifest:file-entry manifest:full-path="Pictures/100002010000064000000384E7851C1B.png" manifest:media-type="image/png"/>
  <manifest:file-entry manifest:full-path="Pictures/10000201000006400000038461BEB6FF.png" manifest:media-type="image/png"/>
  <manifest:file-entry manifest:full-path="Pictures/1000020100000640000003843BE80756.png" manifest:media-type="image/png"/>
  <manifest:file-entry manifest:full-path="Pictures/100002010000064000000384542426F3.png" manifest:media-type="image/png"/>
  <manifest:file-entry manifest:full-path="Pictures/100002010000064000000384E00E6C67.png" manifest:media-type="image/png"/>
  <manifest:file-entry manifest:full-path="Pictures/100002010000064000000384BA2FF1DE.png" manifest:media-type="image/png"/>
  <manifest:file-entry manifest:full-path="Pictures/10000201000006400000038422EECA65.png" manifest:media-type="image/png"/>
  <manifest:file-entry manifest:full-path="Pictures/1000020100000640000003848B006EE2.png" manifest:media-type="image/png"/>
  <manifest:file-entry manifest:full-path="Pictures/100002010000064000000384962E5AE1.png" manifest:media-type="image/png"/>
  <manifest:file-entry manifest:full-path="Pictures/100002010000064000000384E5C2A9EC.png" manifest:media-type="image/png"/>
  <manifest:file-entry manifest:full-path="Pictures/1000020100000640000003844BADA761.png" manifest:media-type="image/png"/>
  <manifest:file-entry manifest:full-path="Pictures/1000020100000640000003843060F69E.png" manifest:media-type="image/png"/>
  <manifest:file-entry manifest:full-path="Pictures/100002010000064000000384C25C958D.png" manifest:media-type="image/png"/>
  <manifest:file-entry manifest:full-path="Pictures/100002010000064000000384F21ED4E0.png" manifest:media-type="image/png"/>
  <manifest:file-entry manifest:full-path="Pictures/1000020100000640000003843C46B1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89cm" svg:height="15.747cm" svg:x="-0.036cm" svg:y="0.021cm">
          <draw:image xlink:href="Pictures/100002010000064000000384C25C95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F21ED4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3060F6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4BADA7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8B006E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27.99cm" svg:height="15.743cm" svg:x="-0.033cm" svg:y="0.025cm">
          <draw:image xlink:href="Pictures/1000020100000640000003843C46B1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1" draw:layer="layout" svg:width="27.99cm" svg:height="15.743cm" svg:x="-0.033cm" svg:y="0.025cm">
          <draw:image xlink:href="Pictures/100002010000064000000384BA2FF1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542426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3BE807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780D20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145D5C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962E5A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E5C2A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7B5408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E7851C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E00E6C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7.99cm" svg:height="15.743cm" svg:x="-0.033cm" svg:y="0.025cm">
          <draw:image xlink:href="Pictures/100002010000064000000384C41DD3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27.99cm" svg:height="15.743cm" svg:x="-0.033cm" svg:y="0.025cm">
          <draw:image xlink:href="Pictures/10000201000006400000038461BEB6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27.99cm" svg:height="15.743cm" svg:x="-0.033cm" svg:y="0.025cm">
          <draw:image xlink:href="Pictures/100002010000064000000384E40884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27.99cm" svg:height="15.743cm" svg:x="-0.033cm" svg:y="0.025cm">
          <draw:image xlink:href="Pictures/10000201000006400000038441195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27.99cm" svg:height="15.743cm" svg:x="-0.033cm" svg:y="0.025cm">
          <draw:image xlink:href="Pictures/10000201000006400000038422EECA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27.99cm" svg:height="15.743cm" svg:x="-0.033cm" svg:y="0.025cm">
          <draw:image xlink:href="Pictures/10000201000006400000038481CB0D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6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6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01:35:53.751523825</meta:creation-date>
    <meta:editing-cycles>5</meta:editing-cycles>
    <meta:editing-duration>PT30M7S</meta:editing-duration>
    <dc:date>2014-11-24T22:24:43.067649172</dc:date>
    <meta:generator>LibreOffice/4.3.3.2$Linux_X86_64 LibreOffice_project/430m0$Build-2</meta:generator>
    <meta:document-statistic meta:object-count="87"/>
  </office:meta>
</office:document-meta>
</file>